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tab/><text:tab/><text:span text:style-name="T1"><text:tab/>Test</text:span></text:h>
      <text:p text:style-name="Standard">This is a tes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azvan Alecsandrescu</meta:initial-creator>
    <meta:creation-date>2008-11-21T17:37:39</meta:creation-date>
    <dc:creator>Razvan Alecsandrescu</dc:creator>
    <dc:date>2008-11-21T17:55:38</dc:date>
    <meta:editing-cycles>2</meta:editing-cycles>
    <meta:editing-duration>PT18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6" meta:character-count="27"/>
  </office:meta>
</office:document-meta>
</file>